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ahnschrift" svg:font-family="Bahnschrift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656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61cm"/>
    </style:style>
    <style:style style:name="co11" style:family="table-column">
      <style:table-column-properties fo:break-before="auto" style:column-width="9.624cm"/>
    </style:style>
    <style:style style:name="co12" style:family="table-column">
      <style:table-column-properties fo:break-before="auto" style:column-width="1.861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1.974cm"/>
    </style:style>
    <style:style style:name="ro1" style:family="table-row">
      <style:table-row-properties style:row-height="1.13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font-name="Bahnschrift" fo:font-weight="bold" style:font-weight-asian="bold" style:font-weight-complex="bold"/>
    </style:style>
    <style:style style:name="ce9" style:family="table-cell" style:parent-style-name="Default">
      <style:text-properties style:font-name="Bahnschrif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ahnschrift" fo:font-weight="bold" style:font-weight-asian="bold" style:font-weight-complex="bold"/>
    </style:style>
    <style:style style:name="ce11" style:family="table-cell" style:parent-style-name="Default">
      <style:text-properties style:font-name="Bahnschrift"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font-name="Bahnschrif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ahnschrift"/>
    </style:style>
    <style:style style:name="ce14" style:family="table-cell" style:parent-style-name="Default" style:data-style-name="N104">
      <style:text-properties style:font-name="Bahnschrift"/>
    </style:style>
    <style:style style:name="ce15" style:family="table-cell" style:parent-style-name="Default" style:data-style-name="N0">
      <style:text-properties style:font-name="Bahnschrift"/>
    </style:style>
    <style:style style:name="ce16" style:family="table-cell" style:parent-style-name="Default">
      <style:text-properties style:font-name="Bahnschrift" fo:font-weight="bold" style:font-weight-asian="bold" style:font-weight-complex="bold"/>
    </style:style>
    <style:style style:name="ce17" style:family="table-cell" style:parent-style-name="Default" style:data-style-name="N11">
      <style:text-properties style:font-name="Bahnschrif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10.264cm" svg:height="8.999cm" svg:x="41.727cm" svg:y="6.402cm">
            <draw:object draw:notify-on-update-of-ranges="Sheet1.P2:Sheet1.P10 Sheet1.Q1:Sheet1.Q1 Sheet1.Q2:Sheet1.Q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1" table:default-cell-style-name="ce9"/>
        <table:table-column table:style-name="co15" table:default-cell-style-name="ce9"/>
        <table:table-column table:style-name="co1" table:number-columns-repeated="4" table:default-cell-style-name="ce9"/>
        <table:table-column table:style-name="co1" table:number-columns-repeated="16363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at. 2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ourcing Method</text:p>
          </table:table-cell>
          <table:table-cell table:style-name="ce1" office:value-type="string" calcext:value-type="string">
            <text:p>Price (USD)</text:p>
          </table:table-cell>
          <table:table-cell table:style-name="ce1" office:value-type="string" calcext:value-type="string">
            <text:p>Shipping (USD)</text:p>
          </table:table-cell>
          <table:table-cell table:style-name="ce1" office:value-type="string" calcext:value-type="string">
            <text:p>GST (USD)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(USD)</text:p>
          </table:table-cell>
          <table:table-cell table:style-name="ce1" office:value-type="string" calcext:value-type="string">
            <text:p>Link</text:p>
          </table:table-cell>
          <table:table-cell table:style-name="ce16" office:value-type="string" calcext:value-type="string">
            <text:p>% of Grant</text:p>
          </table:table-cell>
          <table:table-cell table:style-name="ce1" office:value-type="string" calcext:value-type="string">
            <text:p>Grant Money Left</text:p>
          </table:table-cell>
          <table:table-cell table:style-name="ce1" office:value-type="string" calcext:value-type="string">
            <text:p>% of Grant Money Left</text:p>
          </table:table-cell>
          <table:table-cell/>
          <table:table-cell table:style-name="ce16" office:value-type="string" calcext:value-type="string">
            <text:p>Category</text:p>
          </table:table-cell>
          <table:table-cell table:style-name="ce1" office:value-type="string" calcext:value-type="string">
            <text:p>Total Per Category</text:p>
          </table:table-cell>
          <table:table-cell/>
          <table:table-cell table:style-name="ce16" office:value-type="string" calcext:value-type="string">
            <text:p>Grant Info</text:p>
          </table:table-cell>
          <table:table-cell table:number-columns-repeated="2"/>
          <table:table-cell table:style-name="ce9" table:number-columns-repeated="16363"/>
        </table:table-row>
        <table:table-row table:style-name="ro2">
          <table:table-cell office:value-type="string" calcext:value-type="string">
            <text:p>Exterior</text:p>
          </table:table-cell>
          <table:table-cell table:number-columns-repeated="4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2]/[.T$2]" office:value-type="percentage" office:value="0" calcext:value-type="percentage">
            <text:p>0.00%</text:p>
          </table:table-cell>
          <table:table-cell table:style-name="ce14" table:formula="of:=[.T2]" office:value-type="currency" office:currency="AUD" office:value="350" calcext:value-type="currency">
            <text:p>$350.00</text:p>
          </table:table-cell>
          <table:table-cell table:style-name="ce17" table:formula="of:=[.M2]/[.T$2]" office:value-type="percentage" office:value="1" calcext:value-type="percentage">
            <text:p>100.00%</text:p>
          </table:table-cell>
          <table:table-cell/>
          <table:table-cell table:style-name="ce14" office:value-type="string" calcext:value-type="string">
            <text:p>Exterior</text:p>
          </table:table-cell>
          <table:table-cell table:style-name="ce14" table:formula="of:=SUM([.J4:.J7])" office:value-type="currency" office:currency="AUD" office:value="6.16" calcext:value-type="currency">
            <text:p>$6.16</text:p>
          </table:table-cell>
          <table:table-cell/>
          <table:table-cell office:value-type="string" calcext:value-type="string">
            <text:p>Grant Amount (USD)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Panels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3]/[.T$2]" office:value-type="percentage" office:value="0" calcext:value-type="percentage">
            <text:p>0.00%</text:p>
          </table:table-cell>
          <table:table-cell table:style-name="ce14" table:formula="of:=[.M2]-[.J3]" office:value-type="currency" office:currency="AUD" office:value="350" calcext:value-type="currency">
            <text:p>$350.00</text:p>
          </table:table-cell>
          <table:table-cell table:style-name="ce17" table:formula="of:=[.M3]/[.T$2]" office:value-type="percentage" office:value="1" calcext:value-type="percentage">
            <text:p>100.00%</text:p>
          </table:table-cell>
          <table:table-cell/>
          <table:table-cell table:style-name="ce14" office:value-type="string" calcext:value-type="string">
            <text:p>Frame</text:p>
          </table:table-cell>
          <table:table-cell table:style-name="ce14" table:formula="of:=SUM([.J10:.J18])" office:value-type="currency" office:currency="AUD" office:value="65.692" calcext:value-type="currency">
            <text:p>$65.69</text:p>
          </table:table-cell>
          <table:table-cell table:number-columns-repeated="4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Acrylic</text:p>
          </table:table-cell>
          <table:table-cell office:value-type="string" calcext:value-type="string">
            <text:p>860x630mm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4]+[.G4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SUM([.F4:.H4])" office:value-type="currency" office:currency="AUD" office:value="0" calcext:value-type="currency">
            <text:p>$0.00</text:p>
          </table:table-cell>
          <table:table-cell/>
          <table:table-cell table:style-name="ce17" table:formula="of:=[.J4]/[.T$2]" office:value-type="percentage" office:value="0" calcext:value-type="percentage">
            <text:p>0.00%</text:p>
          </table:table-cell>
          <table:table-cell table:style-name="ce14" table:formula="of:=[.M3]-[.J4]" office:value-type="currency" office:currency="AUD" office:value="350" calcext:value-type="currency">
            <text:p>$350.00</text:p>
          </table:table-cell>
          <table:table-cell table:style-name="ce17" table:formula="of:=[.M4]/[.T$2]" office:value-type="percentage" office:value="1" calcext:value-type="percentage">
            <text:p>100.00%</text:p>
          </table:table-cell>
          <table:table-cell/>
          <table:table-cell table:style-name="ce14" office:value-type="string" calcext:value-type="string">
            <text:p>Gantry</text:p>
          </table:table-cell>
          <table:table-cell table:style-name="ce14" table:formula="of:=SUM([.J21:.J27])" office:value-type="currency" office:currency="AUD" office:value="63.162" calcext:value-type="currency">
            <text:p>$63.16</text:p>
          </table:table-cell>
          <table:table-cell table:number-columns-repeated="4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Flute Board</text:p>
          </table:table-cell>
          <table:table-cell office:value-type="string" calcext:value-type="string">
            <text:p>900x600mm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5]+[.G5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SUM([.F5:.H5])" office:value-type="currency" office:currency="AUD" office:value="0" calcext:value-type="currency">
            <text:p>$0.00</text:p>
          </table:table-cell>
          <table:table-cell/>
          <table:table-cell table:style-name="ce17" table:formula="of:=[.J5]/[.T$2]" office:value-type="percentage" office:value="0" calcext:value-type="percentage">
            <text:p>0.00%</text:p>
          </table:table-cell>
          <table:table-cell table:style-name="ce14" table:formula="of:=[.M4]-[.J5]" office:value-type="currency" office:currency="AUD" office:value="350" calcext:value-type="currency">
            <text:p>$350.00</text:p>
          </table:table-cell>
          <table:table-cell table:style-name="ce17" table:formula="of:=[.M5]/[.T$2]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Toolhead</text:p>
          </table:table-cell>
          <table:table-cell table:style-name="ce14" table:formula="of:=SUM([.J30:.J35])" office:value-type="currency" office:currency="AUD" office:value="71.577" calcext:value-type="currency">
            <text:p>$71.58</text:p>
          </table:table-cell>
          <table:table-cell table:number-columns-repeated="4"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Etc.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6]/[.T$2]" office:value-type="percentage" office:value="0" calcext:value-type="percentage">
            <text:p>0.00%</text:p>
          </table:table-cell>
          <table:table-cell table:style-name="ce14" table:formula="of:=[.M5]-[.J6]" office:value-type="currency" office:currency="AUD" office:value="350" calcext:value-type="currency">
            <text:p>$350.00</text:p>
          </table:table-cell>
          <table:table-cell table:style-name="ce17" table:formula="of:=[.M6]/[.T$2]" office:value-type="percentage" office:value="1" calcext:value-type="percentage">
            <text:p>100.00%</text:p>
          </table:table-cell>
          <table:table-cell/>
          <table:table-cell table:style-name="ce14" office:value-type="string" calcext:value-type="string">
            <text:p>Z Axis</text:p>
          </table:table-cell>
          <table:table-cell table:style-name="ce14" table:formula="of:=SUM([.J38:.J51])" office:value-type="currency" office:currency="AUD" office:value="82.304" calcext:value-type="currency">
            <text:p>$82.30</text:p>
          </table:table-cell>
          <table:table-cell table:number-columns-repeated="4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Magnet</text:p>
          </table:table-cell>
          <table:table-cell office:value-type="string" calcext:value-type="string">
            <text:p>10x2mm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5.6" calcext:value-type="currency">
            <text:p>$5.60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7]+[.G7])*0.1" office:value-type="currency" office:currency="AUD" office:value="0.56" calcext:value-type="currency">
            <text:p>$0.56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7]*SUM([.F7:.H7])" office:value-type="currency" office:currency="AUD" office:value="6.16" calcext:value-type="currency">
            <text:p>$6.16</text:p>
          </table:table-cell>
          <table:table-cell office:value-type="string" calcext:value-type="string">
            <text:p><text:a xlink:href="https://www.aliexpress.com/item/1005011864346920.html" xlink:type="simple">https://www.aliexpress.com/item/1005011864346920.html</text:a></text:p>
          </table:table-cell>
          <table:table-cell table:style-name="ce17" table:formula="of:=[.J7]/[.T$2]" office:value-type="percentage" office:value="0.0176" calcext:value-type="percentage">
            <text:p>1.76%</text:p>
          </table:table-cell>
          <table:table-cell table:style-name="ce14" table:formula="of:=[.M6]-[.J7]" office:value-type="currency" office:currency="AUD" office:value="343.84" calcext:value-type="currency">
            <text:p>$343.84</text:p>
          </table:table-cell>
          <table:table-cell table:style-name="ce17" table:formula="of:=[.M7]/[.T$2]" office:value-type="percentage" office:value="0.9824" calcext:value-type="percentage">
            <text:p>98.24%</text:p>
          </table:table-cell>
          <table:table-cell/>
          <table:table-cell table:style-name="ce14" office:value-type="string" calcext:value-type="string">
            <text:p>Electronics</text:p>
          </table:table-cell>
          <table:table-cell table:style-name="ce14" table:formula="of:=SUM([.J54:.J58])" office:value-type="currency" office:currency="AUD" office:value="87.813" calcext:value-type="currency">
            <text:p>$87.81</text:p>
          </table:table-cell>
          <table:table-cell table:number-columns-repeated="4"/>
          <table:table-cell table:style-name="ce9" table:number-columns-repeated="16363"/>
        </table:table-row>
        <table:table-row table:style-name="ro2">
          <table:table-cell office:value-type="string" calcext:value-type="string">
            <text:p>Internals</text:p>
          </table:table-cell>
          <table:table-cell table:number-columns-repeated="4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8]/[.T$2]" office:value-type="percentage" office:value="0" calcext:value-type="percentage">
            <text:p>0.00%</text:p>
          </table:table-cell>
          <table:table-cell table:style-name="ce14" table:formula="of:=[.M7]-[.J8]" office:value-type="currency" office:currency="AUD" office:value="343.84" calcext:value-type="currency">
            <text:p>$343.84</text:p>
          </table:table-cell>
          <table:table-cell table:style-name="ce17" table:formula="of:=[.M8]/[.T$2]" office:value-type="percentage" office:value="0.9824" calcext:value-type="percentage">
            <text:p>98.24%</text:p>
          </table:table-cell>
          <table:table-cell/>
          <table:table-cell table:style-name="ce14" office:value-type="string" calcext:value-type="string">
            <text:p>Fasteners</text:p>
          </table:table-cell>
          <table:table-cell table:style-name="ce14" table:formula="of:=SUM([.J61:.J65])" office:value-type="currency" office:currency="AUD" office:value="10.912" calcext:value-type="currency">
            <text:p>$10.91</text:p>
          </table:table-cell>
          <table:table-cell table:number-columns-repeated="4"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Frame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9]/[.T$2]" office:value-type="percentage" office:value="0" calcext:value-type="percentage">
            <text:p>0.00%</text:p>
          </table:table-cell>
          <table:table-cell table:style-name="ce14" table:formula="of:=[.M8]-[.J9]" office:value-type="currency" office:currency="AUD" office:value="343.84" calcext:value-type="currency">
            <text:p>$343.84</text:p>
          </table:table-cell>
          <table:table-cell table:style-name="ce17" table:formula="of:=[.M9]/[.T$2]" office:value-type="percentage" office:value="0.9824" calcext:value-type="percentage">
            <text:p>98.24%</text:p>
          </table:table-cell>
          <table:table-cell/>
          <table:table-cell table:style-name="ce14" office:value-type="string" calcext:value-type="string">
            <text:p>Tools</text:p>
          </table:table-cell>
          <table:table-cell table:style-name="ce14" table:formula="of:=SUM([.J65:.J69])" office:value-type="currency" office:currency="AUD" office:value="2.695" calcext:value-type="currency">
            <text:p>$2.70</text:p>
          </table:table-cell>
          <table:table-cell table:number-columns-repeated="4"/>
          <table:table-cell table:style-name="ce9" table:number-columns-repeated="16363"/>
        </table:table-row>
        <table:table-row table:style-name="ro2">
          <table:table-cell table:number-columns-repeated="2"/>
          <table:table-cell table:style-name="ce11" office:value-type="string" calcext:value-type="string">
            <text:p>Gantry Extrusions</text:p>
          </table:table-cell>
          <table:table-cell table:style-name="ce11" office:value-type="string" calcext:value-type="string">
            <text:p>1600mm</text:p>
          </table:table-cell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10]/[.T$2]" office:value-type="percentage" office:value="0" calcext:value-type="percentage">
            <text:p>0.00%</text:p>
          </table:table-cell>
          <table:table-cell table:style-name="ce14" table:formula="of:=[.M9]-[.J10]" office:value-type="currency" office:currency="AUD" office:value="343.84" calcext:value-type="currency">
            <text:p>$343.84</text:p>
          </table:table-cell>
          <table:table-cell table:style-name="ce17" table:formula="of:=[.M10]/[.T$2]" office:value-type="percentage" office:value="0.9824" calcext:value-type="percentage">
            <text:p>98.24%</text:p>
          </table:table-cell>
          <table:table-cell/>
          <table:table-cell table:style-name="ce14" office:value-type="string" calcext:value-type="string">
            <text:p>Filament</text:p>
          </table:table-cell>
          <table:table-cell table:style-name="ce14" table:formula="of:=SUM([.J71:.J72])" office:value-type="currency" office:currency="AUD" office:value="0" calcext:value-type="currency">
            <text:p>$0.00</text:p>
          </table:table-cell>
          <table:table-cell table:number-columns-repeated="4"/>
          <table:table-cell table:style-name="ce9" table:number-columns-repeated="16363"/>
        </table:table-row>
        <table:table-row table:style-name="ro2">
          <table:table-cell table:number-columns-repeated="2"/>
          <table:table-cell table:style-name="ce11" office:value-type="string" calcext:value-type="string">
            <text:p>Bed Extrusions</text:p>
          </table:table-cell>
          <table:table-cell table:style-name="ce11" office:value-type="string" calcext:value-type="string">
            <text:p>400mm</text:p>
          </table:table-cell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11]/[.T$2]" office:value-type="percentage" office:value="0" calcext:value-type="percentage">
            <text:p>0.00%</text:p>
          </table:table-cell>
          <table:table-cell table:style-name="ce14" table:formula="of:=[.M10]-[.J11]" office:value-type="currency" office:currency="AUD" office:value="343.84" calcext:value-type="currency">
            <text:p>$343.84</text:p>
          </table:table-cell>
          <table:table-cell table:style-name="ce17" table:formula="of:=[.M11]/[.T$2]" office:value-type="percentage" office:value="0.9824" calcext:value-type="percentage">
            <text:p>98.24%</text:p>
          </table:table-cell>
          <table:table-cell table:style-name="ce14"/>
          <table:table-cell office:value-type="string" calcext:value-type="string">
            <text:p>Total</text:p>
          </table:table-cell>
          <table:table-cell table:style-name="ce14" table:formula="of:=SUM([.Q2:.Q10])" office:value-type="currency" office:currency="AUD" office:value="390.315" calcext:value-type="currency">
            <text:p>$390.32</text:p>
          </table:table-cell>
          <table:table-cell table:number-columns-repeated="4"/>
          <table:table-cell table:style-name="ce9" table:number-columns-repeated="16363"/>
        </table:table-row>
        <table:table-row table:style-name="ro2">
          <table:table-cell table:number-columns-repeated="2"/>
          <table:table-cell table:style-name="ce11" office:value-type="string" calcext:value-type="string">
            <text:p>Main Extrusions</text:p>
          </table:table-cell>
          <table:table-cell table:style-name="ce11" office:value-type="string" calcext:value-type="string">
            <text:p>2250mm</text:p>
          </table:table-cell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12]/[.T$2]" office:value-type="percentage" office:value="0" calcext:value-type="percentage">
            <text:p>0.00%</text:p>
          </table:table-cell>
          <table:table-cell table:style-name="ce14" table:formula="of:=[.M11]-[.J12]" office:value-type="currency" office:currency="AUD" office:value="343.84" calcext:value-type="currency">
            <text:p>$343.84</text:p>
          </table:table-cell>
          <table:table-cell table:style-name="ce17" table:formula="of:=[.M12]/[.T$2]" office:value-type="percentage" office:value="0.9824" calcext:value-type="percentage">
            <text:p>98.24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table:style-name="ce11" office:value-type="string" calcext:value-type="string">
            <text:p>Top Hat Extrusions</text:p>
          </table:table-cell>
          <table:table-cell table:style-name="ce11" office:value-type="string" calcext:value-type="string">
            <text:p>1400mm</text:p>
          </table:table-cell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13]/[.T$2]" office:value-type="percentage" office:value="0" calcext:value-type="percentage">
            <text:p>0.00%</text:p>
          </table:table-cell>
          <table:table-cell table:style-name="ce14" table:formula="of:=[.M12]-[.J13]" office:value-type="currency" office:currency="AUD" office:value="343.84" calcext:value-type="currency">
            <text:p>$343.84</text:p>
          </table:table-cell>
          <table:table-cell table:style-name="ce17" table:formula="of:=[.M13]/[.T$2]" office:value-type="percentage" office:value="0.9824" calcext:value-type="percentage">
            <text:p>98.24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Total Extrusions</text:p>
          </table:table-cell>
          <table:table-cell office:value-type="string" calcext:value-type="string">
            <text:p>4800mm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48.61" calcext:value-type="currency">
            <text:p>$48.61</text:p>
          </table:table-cell>
          <table:table-cell table:style-name="ce14" office:value-type="currency" office:currency="AUD" office:value="4.35" calcext:value-type="currency">
            <text:p>$4.35</text:p>
          </table:table-cell>
          <table:table-cell table:style-name="ce14" table:formula="of:=([.F14]+[.G14])*0.1" office:value-type="currency" office:currency="AUD" office:value="5.296" calcext:value-type="currency">
            <text:p>$5.3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14]*SUM([.F14:.H14])" office:value-type="currency" office:currency="AUD" office:value="58.256" calcext:value-type="currency">
            <text:p>$58.26</text:p>
          </table:table-cell>
          <table:table-cell office:value-type="string" calcext:value-type="string">
            <text:p><text:a xlink:href="https://www.aliexpress.com/item/1005003428294239.html" xlink:type="simple">https://www.aliexpress.com/item/1005003428294239.html</text:a></text:p>
          </table:table-cell>
          <table:table-cell table:style-name="ce17" table:formula="of:=[.J14]/[.T$2]" office:value-type="percentage" office:value="0.166445714285714" calcext:value-type="percentage">
            <text:p>16.64%</text:p>
          </table:table-cell>
          <table:table-cell table:style-name="ce14" table:formula="of:=[.M13]-[.J14]" office:value-type="currency" office:currency="AUD" office:value="285.584" calcext:value-type="currency">
            <text:p>$285.58</text:p>
          </table:table-cell>
          <table:table-cell table:style-name="ce17" table:formula="of:=[.M14]/[.T$2]" office:value-type="percentage" office:value="0.815954285714286" calcext:value-type="percentage">
            <text:p>81.60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3"/>
          <table:table-cell office:value-type="string" calcext:value-type="string">
            <text:p>900mm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15]+[.G15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15]*SUM([.F15:.H15])" office:value-type="currency" office:currency="AUD" office:value="0" calcext:value-type="currency">
            <text:p>$0.00</text:p>
          </table:table-cell>
          <table:table-cell/>
          <table:table-cell table:style-name="ce17" table:formula="of:=[.J15]/[.T$2]" office:value-type="percentage" office:value="0" calcext:value-type="percentage">
            <text:p>0.00%</text:p>
          </table:table-cell>
          <table:table-cell table:style-name="ce14" table:formula="of:=[.M14]-[.J15]" office:value-type="currency" office:currency="AUD" office:value="285.584" calcext:value-type="currency">
            <text:p>$285.58</text:p>
          </table:table-cell>
          <table:table-cell table:style-name="ce17" table:formula="of:=[.M15]/[.T$2]" office:value-type="percentage" office:value="0.815954285714286" calcext:value-type="percentage">
            <text:p>81.60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T-Nut (30pcs/lot)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3.38" calcext:value-type="currency">
            <text:p>$3.38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16]+[.G16])*0.1" office:value-type="currency" office:currency="AUD" office:value="0.338" calcext:value-type="currency">
            <text:p>$0.34</text:p>
          </table:table-cell>
          <table:table-cell table:style-name="ce15" office:value-type="float" office:value="2" calcext:value-type="float">
            <text:p>2</text:p>
          </table:table-cell>
          <table:table-cell table:style-name="ce14" table:formula="of:=[.I16]*SUM([.F16:.H16])" office:value-type="currency" office:currency="AUD" office:value="7.436" calcext:value-type="currency">
            <text:p>$7.44</text:p>
          </table:table-cell>
          <table:table-cell office:value-type="string" calcext:value-type="string">
            <text:p><text:a xlink:href="https://www.aliexpress.com/item/1005010661007823.html" xlink:type="simple">https://www.aliexpress.com/item/1005010661007823.html</text:a></text:p>
          </table:table-cell>
          <table:table-cell table:style-name="ce17" table:formula="of:=[.J16]/[.T$2]" office:value-type="percentage" office:value="0.0212457142857143" calcext:value-type="percentage">
            <text:p>2.12%</text:p>
          </table:table-cell>
          <table:table-cell table:style-name="ce14" table:formula="of:=[.M15]-[.J16]" office:value-type="currency" office:currency="AUD" office:value="278.148" calcext:value-type="currency">
            <text:p>$278.15</text:p>
          </table:table-cell>
          <table:table-cell table:style-name="ce17" table:formula="of:=[.M16]/[.T$2]" office:value-type="percentage" office:value="0.794708571428571" calcext:value-type="percentage">
            <text:p>79.4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3"/>
          <table:table-cell office:value-type="string" calcext:value-type="string">
            <text:p>M5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17]+[.G17])*0.1" office:value-type="currency" office:currency="AUD" office:value="0" calcext:value-type="currency">
            <text:p>$0.00</text:p>
          </table:table-cell>
          <table:table-cell table:style-name="ce15" office:value-type="float" office:value="2" calcext:value-type="float">
            <text:p>2</text:p>
          </table:table-cell>
          <table:table-cell table:style-name="ce14" table:formula="of:=[.I17]*SUM([.F17:.H17])" office:value-type="currency" office:currency="AUD" office:value="0" calcext:value-type="currency">
            <text:p>$0.00</text:p>
          </table:table-cell>
          <table:table-cell/>
          <table:table-cell table:style-name="ce17" table:formula="of:=[.J17]/[.T$2]" office:value-type="percentage" office:value="0" calcext:value-type="percentage">
            <text:p>0.00%</text:p>
          </table:table-cell>
          <table:table-cell table:style-name="ce14" table:formula="of:=[.M16]-[.J17]" office:value-type="currency" office:currency="AUD" office:value="278.148" calcext:value-type="currency">
            <text:p>$278.15</text:p>
          </table:table-cell>
          <table:table-cell table:style-name="ce17" table:formula="of:=[.M17]/[.T$2]" office:value-type="percentage" office:value="0.794708571428571" calcext:value-type="percentage">
            <text:p>79.4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Furniture Pad She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18]+[.G18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18]*SUM([.F18:.H18])" office:value-type="currency" office:currency="AUD" office:value="0" calcext:value-type="currency">
            <text:p>$0.00</text:p>
          </table:table-cell>
          <table:table-cell/>
          <table:table-cell table:style-name="ce17" table:formula="of:=[.J18]/[.T$2]" office:value-type="percentage" office:value="0" calcext:value-type="percentage">
            <text:p>0.00%</text:p>
          </table:table-cell>
          <table:table-cell table:style-name="ce14" table:formula="of:=[.M17]-[.J18]" office:value-type="currency" office:currency="AUD" office:value="278.148" calcext:value-type="currency">
            <text:p>$278.15</text:p>
          </table:table-cell>
          <table:table-cell table:style-name="ce17" table:formula="of:=[.M18]/[.T$2]" office:value-type="percentage" office:value="0.794708571428571" calcext:value-type="percentage">
            <text:p>79.47%</text:p>
          </table:table-cell>
          <table:table-cell table:number-columns-repeated="7"/>
          <table:table-cell table:style-name="ce9" table:number-columns-repeated="16363"/>
        </table:table-row>
        <table:table-row table:style-name="ro2">
          <table:table-cell table:number-columns-repeated="5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19]/[.T$2]" office:value-type="percentage" office:value="0" calcext:value-type="percentage">
            <text:p>0.00%</text:p>
          </table:table-cell>
          <table:table-cell table:style-name="ce14" table:formula="of:=[.M18]-[.J19]" office:value-type="currency" office:currency="AUD" office:value="278.148" calcext:value-type="currency">
            <text:p>$278.15</text:p>
          </table:table-cell>
          <table:table-cell table:style-name="ce17" table:formula="of:=[.M19]/[.T$2]" office:value-type="percentage" office:value="0.794708571428571" calcext:value-type="percentage">
            <text:p>79.4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Gantry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20]/[.T$2]" office:value-type="percentage" office:value="0" calcext:value-type="percentage">
            <text:p>0.00%</text:p>
          </table:table-cell>
          <table:table-cell table:style-name="ce14" table:formula="of:=[.M19]-[.J20]" office:value-type="currency" office:currency="AUD" office:value="278.148" calcext:value-type="currency">
            <text:p>$278.15</text:p>
          </table:table-cell>
          <table:table-cell table:style-name="ce17" table:formula="of:=[.M20]/[.T$2]" office:value-type="percentage" office:value="0.794708571428571" calcext:value-type="percentage">
            <text:p>79.4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Idlers</text:p>
          </table:table-cell>
          <table:table-cell office:value-type="string" calcext:value-type="string">
            <text:p>20TW6B5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21]+[.G21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21]*SUM([.F21:.H21])" office:value-type="currency" office:currency="AUD" office:value="0" calcext:value-type="currency">
            <text:p>$0.00</text:p>
          </table:table-cell>
          <table:table-cell/>
          <table:table-cell table:style-name="ce17" table:formula="of:=[.J21]/[.T$2]" office:value-type="percentage" office:value="0" calcext:value-type="percentage">
            <text:p>0.00%</text:p>
          </table:table-cell>
          <table:table-cell table:style-name="ce14" table:formula="of:=[.M20]-[.J21]" office:value-type="currency" office:currency="AUD" office:value="278.148" calcext:value-type="currency">
            <text:p>$278.15</text:p>
          </table:table-cell>
          <table:table-cell table:style-name="ce17" table:formula="of:=[.M21]/[.T$2]" office:value-type="percentage" office:value="0.794708571428571" calcext:value-type="percentage">
            <text:p>79.4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3"/>
          <table:table-cell office:value-type="string" calcext:value-type="string">
            <text:p>20TW6B5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6.06" calcext:value-type="currency">
            <text:p>$6.06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22]+[.G22])*0.1" office:value-type="currency" office:currency="AUD" office:value="0.606" calcext:value-type="currency">
            <text:p>$0.61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22]*SUM([.F22:.H22])" office:value-type="currency" office:currency="AUD" office:value="6.666" calcext:value-type="currency">
            <text:p>$6.67</text:p>
          </table:table-cell>
          <table:table-cell office:value-type="string" calcext:value-type="string">
            <text:p><text:a xlink:href="https://www.aliexpress.com/item/1005007557987612.html" xlink:type="simple">https://www.aliexpress.com/item/1005007557987612.html</text:a></text:p>
          </table:table-cell>
          <table:table-cell table:style-name="ce17" table:formula="of:=[.J22]/[.T$2]" office:value-type="percentage" office:value="0.0190457142857143" calcext:value-type="percentage">
            <text:p>1.90%</text:p>
          </table:table-cell>
          <table:table-cell table:style-name="ce14" table:formula="of:=[.M21]-[.J22]" office:value-type="currency" office:currency="AUD" office:value="271.482" calcext:value-type="currency">
            <text:p>$271.48</text:p>
          </table:table-cell>
          <table:table-cell table:style-name="ce17" table:formula="of:=[.M22]/[.T$2]" office:value-type="percentage" office:value="0.775662857142857" calcext:value-type="percentage">
            <text:p>77.5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Pulleys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23]+[.G23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23]*SUM([.F23:.H23])" office:value-type="currency" office:currency="AUD" office:value="0" calcext:value-type="currency">
            <text:p>$0.00</text:p>
          </table:table-cell>
          <table:table-cell/>
          <table:table-cell table:style-name="ce17" table:formula="of:=[.J23]/[.T$2]" office:value-type="percentage" office:value="0" calcext:value-type="percentage">
            <text:p>0.00%</text:p>
          </table:table-cell>
          <table:table-cell table:style-name="ce14" table:formula="of:=[.M22]-[.J23]" office:value-type="currency" office:currency="AUD" office:value="271.482" calcext:value-type="currency">
            <text:p>$271.48</text:p>
          </table:table-cell>
          <table:table-cell table:style-name="ce17" table:formula="of:=[.M23]/[.T$2]" office:value-type="percentage" office:value="0.775662857142857" calcext:value-type="percentage">
            <text:p>77.5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Dowel Pins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24]+[.G24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24]*SUM([.F24:.H24])" office:value-type="currency" office:currency="AUD" office:value="0" calcext:value-type="currency">
            <text:p>$0.00</text:p>
          </table:table-cell>
          <table:table-cell/>
          <table:table-cell table:style-name="ce17" table:formula="of:=[.J24]/[.T$2]" office:value-type="percentage" office:value="0" calcext:value-type="percentage">
            <text:p>0.00%</text:p>
          </table:table-cell>
          <table:table-cell table:style-name="ce14" table:formula="of:=[.M23]-[.J24]" office:value-type="currency" office:currency="AUD" office:value="271.482" calcext:value-type="currency">
            <text:p>$271.48</text:p>
          </table:table-cell>
          <table:table-cell table:style-name="ce17" table:formula="of:=[.M24]/[.T$2]" office:value-type="percentage" office:value="0.775662857142857" calcext:value-type="percentage">
            <text:p>77.5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Linear Rail</text:p>
          </table:table-cell>
          <table:table-cell office:value-type="string" calcext:value-type="string">
            <text:p>MGN9H 150mm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11.21" calcext:value-type="currency">
            <text:p>$11.21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25]+[.G25])*0.1" office:value-type="currency" office:currency="AUD" office:value="1.121" calcext:value-type="currency">
            <text:p>$1.12</text:p>
          </table:table-cell>
          <table:table-cell table:style-name="ce15" office:value-type="float" office:value="3" calcext:value-type="float">
            <text:p>3</text:p>
          </table:table-cell>
          <table:table-cell table:style-name="ce14" table:formula="of:=[.I25]*SUM([.F25:.H25])" office:value-type="currency" office:currency="AUD" office:value="36.993" calcext:value-type="currency">
            <text:p>$36.99</text:p>
          </table:table-cell>
          <table:table-cell office:value-type="string" calcext:value-type="string">
            <text:p><text:a xlink:href="https://www.aliexpress.com/item/1005008170521006.html" xlink:type="simple">https://www.aliexpress.com/item/1005008170521006.html</text:a></text:p>
          </table:table-cell>
          <table:table-cell table:style-name="ce17" table:formula="of:=[.J25]/[.T$2]" office:value-type="percentage" office:value="0.105694285714286" calcext:value-type="percentage">
            <text:p>10.57%</text:p>
          </table:table-cell>
          <table:table-cell table:style-name="ce14" table:formula="of:=[.M24]-[.J25]" office:value-type="currency" office:currency="AUD" office:value="234.489" calcext:value-type="currency">
            <text:p>$234.49</text:p>
          </table:table-cell>
          <table:table-cell table:style-name="ce17" table:formula="of:=[.M25]/[.T$2]" office:value-type="percentage" office:value="0.669968571428571" calcext:value-type="percentage">
            <text:p>67.00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Timing Belt</text:p>
          </table:table-cell>
          <table:table-cell office:value-type="string" calcext:value-type="string">
            <text:p>6mm 2m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2.77" calcext:value-type="currency">
            <text:p>$2.77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26]+[.G26])*0.1" office:value-type="currency" office:currency="AUD" office:value="0.277" calcext:value-type="currency">
            <text:p>$0.28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26]*SUM([.F26:.H26])" office:value-type="currency" office:currency="AUD" office:value="3.047" calcext:value-type="currency">
            <text:p>$3.05</text:p>
          </table:table-cell>
          <table:table-cell office:value-type="string" calcext:value-type="string">
            <text:p><text:a xlink:href="https://www.aliexpress.com/item/1005005216868552.html" xlink:type="simple">https://www.aliexpress.com/item/1005005216868552.html</text:a></text:p>
          </table:table-cell>
          <table:table-cell table:style-name="ce17" table:formula="of:=[.J26]/[.T$2]" office:value-type="percentage" office:value="0.00870571428571429" calcext:value-type="percentage">
            <text:p>0.87%</text:p>
          </table:table-cell>
          <table:table-cell table:style-name="ce14" table:formula="of:=[.M25]-[.J26]" office:value-type="currency" office:currency="AUD" office:value="231.442" calcext:value-type="currency">
            <text:p>$231.44</text:p>
          </table:table-cell>
          <table:table-cell table:style-name="ce17" table:formula="of:=[.M26]/[.T$2]" office:value-type="percentage" office:value="0.661262857142857" calcext:value-type="percentage">
            <text:p>66.1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Motors</text:p>
          </table:table-cell>
          <table:table-cell office:value-type="string" calcext:value-type="string">
            <text:p>17HS4401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7.48" calcext:value-type="currency">
            <text:p>$7.48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27]+[.G27])*0.1" office:value-type="currency" office:currency="AUD" office:value="0.748" calcext:value-type="currency">
            <text:p>$0.75</text:p>
          </table:table-cell>
          <table:table-cell table:style-name="ce15" office:value-type="float" office:value="2" calcext:value-type="float">
            <text:p>2</text:p>
          </table:table-cell>
          <table:table-cell table:style-name="ce14" table:formula="of:=[.I27]*SUM([.F27:.H27])" office:value-type="currency" office:currency="AUD" office:value="16.456" calcext:value-type="currency">
            <text:p>$16.46</text:p>
          </table:table-cell>
          <table:table-cell office:value-type="string" calcext:value-type="string">
            <text:p><text:a xlink:href="https://www.aliexpress.com/item/1005004586903773.html" xlink:type="simple">https://www.aliexpress.com/item/1005004586903773.html</text:a></text:p>
          </table:table-cell>
          <table:table-cell table:style-name="ce17" table:formula="of:=[.J27]/[.T$2]" office:value-type="percentage" office:value="0.0470171428571429" calcext:value-type="percentage">
            <text:p>4.70%</text:p>
          </table:table-cell>
          <table:table-cell table:style-name="ce14" table:formula="of:=[.M26]-[.J27]" office:value-type="currency" office:currency="AUD" office:value="214.986" calcext:value-type="currency">
            <text:p>$214.99</text:p>
          </table:table-cell>
          <table:table-cell table:style-name="ce17" table:formula="of:=[.M27]/[.T$2]" office:value-type="percentage" office:value="0.614245714285714" calcext:value-type="percentage">
            <text:p>61.42%</text:p>
          </table:table-cell>
          <table:table-cell table:number-columns-repeated="7"/>
          <table:table-cell table:style-name="ce9" table:number-columns-repeated="16363"/>
        </table:table-row>
        <table:table-row table:style-name="ro2">
          <table:table-cell table:number-columns-repeated="5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28]/[.T$2]" office:value-type="percentage" office:value="0" calcext:value-type="percentage">
            <text:p>0.00%</text:p>
          </table:table-cell>
          <table:table-cell table:style-name="ce14" table:formula="of:=[.M27]-[.J28]" office:value-type="currency" office:currency="AUD" office:value="214.986" calcext:value-type="currency">
            <text:p>$214.99</text:p>
          </table:table-cell>
          <table:table-cell table:style-name="ce17" table:formula="of:=[.M28]/[.T$2]" office:value-type="percentage" office:value="0.614245714285714" calcext:value-type="percentage">
            <text:p>61.42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Toolhead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29]/[.T$2]" office:value-type="percentage" office:value="0" calcext:value-type="percentage">
            <text:p>0.00%</text:p>
          </table:table-cell>
          <table:table-cell table:style-name="ce14" table:formula="of:=[.M28]-[.J29]" office:value-type="currency" office:currency="AUD" office:value="214.986" calcext:value-type="currency">
            <text:p>$214.99</text:p>
          </table:table-cell>
          <table:table-cell table:style-name="ce17" table:formula="of:=[.M29]/[.T$2]" office:value-type="percentage" office:value="0.614245714285714" calcext:value-type="percentage">
            <text:p>61.42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Gearset K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13.5" calcext:value-type="currency">
            <text:p>$13.50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30]+[.G30])*0.1" office:value-type="currency" office:currency="AUD" office:value="1.35" calcext:value-type="currency">
            <text:p>$1.35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30]*SUM([.F30:.H30])" office:value-type="currency" office:currency="AUD" office:value="14.85" calcext:value-type="currency">
            <text:p>$14.85</text:p>
          </table:table-cell>
          <table:table-cell office:value-type="string" calcext:value-type="string">
            <text:p><text:a xlink:href="https://www.aliexpress.com/item/1005004699143725.html" xlink:type="simple">https://www.aliexpress.com/item/1005004699143725.html</text:a></text:p>
          </table:table-cell>
          <table:table-cell table:style-name="ce17" table:formula="of:=[.J30]/[.T$2]" office:value-type="percentage" office:value="0.0424285714285714" calcext:value-type="percentage">
            <text:p>4.24%</text:p>
          </table:table-cell>
          <table:table-cell table:style-name="ce14" table:formula="of:=[.M29]-[.J30]" office:value-type="currency" office:currency="AUD" office:value="200.136" calcext:value-type="currency">
            <text:p>$200.14</text:p>
          </table:table-cell>
          <table:table-cell table:style-name="ce17" table:formula="of:=[.M30]/[.T$2]" office:value-type="percentage" office:value="0.571817142857143" calcext:value-type="percentage">
            <text:p>57.18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Extruder Motor</text:p>
          </table:table-cell>
          <table:table-cell office:value-type="string" calcext:value-type="string">
            <text:p>NEMA14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10.66" calcext:value-type="currency">
            <text:p>$10.66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31]+[.G31])*0.1" office:value-type="currency" office:currency="AUD" office:value="1.066" calcext:value-type="currency">
            <text:p>$1.07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31]*SUM([.F31:.H31])" office:value-type="currency" office:currency="AUD" office:value="11.726" calcext:value-type="currency">
            <text:p>$11.73</text:p>
          </table:table-cell>
          <table:table-cell office:value-type="string" calcext:value-type="string">
            <text:p><text:a xlink:href="https://www.aliexpress.com/item/1005006423228157.html" xlink:type="simple">https://www.aliexpress.com/item/1005006423228157.html</text:a></text:p>
          </table:table-cell>
          <table:table-cell table:style-name="ce17" table:formula="of:=[.J31]/[.T$2]" office:value-type="percentage" office:value="0.0335028571428572" calcext:value-type="percentage">
            <text:p>3.35%</text:p>
          </table:table-cell>
          <table:table-cell table:style-name="ce14" table:formula="of:=[.M30]-[.J31]" office:value-type="currency" office:currency="AUD" office:value="188.41" calcext:value-type="currency">
            <text:p>$188.41</text:p>
          </table:table-cell>
          <table:table-cell table:style-name="ce17" table:formula="of:=[.M31]/[.T$2]" office:value-type="percentage" office:value="0.538314285714286" calcext:value-type="percentage">
            <text:p>53.8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Part Cooling Fan (2pcs/lot)</text:p>
          </table:table-cell>
          <table:table-cell table:style-name="ce13" office:value-type="float" office:value="3010" calcext:value-type="float">
            <text:p>3010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4.21" calcext:value-type="currency">
            <text:p>$4.21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32]+[.G32])*0.1" office:value-type="currency" office:currency="AUD" office:value="0.421" calcext:value-type="currency">
            <text:p>$0.42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32]*SUM([.F32:.H32])" office:value-type="currency" office:currency="AUD" office:value="4.631" calcext:value-type="currency">
            <text:p>$4.63</text:p>
          </table:table-cell>
          <table:table-cell office:value-type="string" calcext:value-type="string">
            <text:p><text:a xlink:href="https://www.aliexpress.com/item/1005009389076562.html" xlink:type="simple">https://www.aliexpress.com/item/1005009389076562.html</text:a> </text:p>
          </table:table-cell>
          <table:table-cell table:style-name="ce17" table:formula="of:=[.J32]/[.T$2]" office:value-type="percentage" office:value="0.0132314285714286" calcext:value-type="percentage">
            <text:p>1.32%</text:p>
          </table:table-cell>
          <table:table-cell table:style-name="ce14" table:formula="of:=[.M31]-[.J32]" office:value-type="currency" office:currency="AUD" office:value="183.779" calcext:value-type="currency">
            <text:p>$183.78</text:p>
          </table:table-cell>
          <table:table-cell table:style-name="ce17" table:formula="of:=[.M32]/[.T$2]" office:value-type="percentage" office:value="0.525082857142857" calcext:value-type="percentage">
            <text:p>52.51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Heatsink Fan</text:p>
          </table:table-cell>
          <table:table-cell office:value-type="string" calcext:value-type="string">
            <text:p>3010 Axial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3.05" calcext:value-type="currency">
            <text:p>$3.05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33]+[.G33])*0.1" office:value-type="currency" office:currency="AUD" office:value="0.305" calcext:value-type="currency">
            <text:p>$0.31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33]*SUM([.F33:.H33])" office:value-type="currency" office:currency="AUD" office:value="3.355" calcext:value-type="currency">
            <text:p>$3.36</text:p>
          </table:table-cell>
          <table:table-cell office:value-type="string" calcext:value-type="string">
            <text:p><text:a xlink:href="https://www.aliexpress.com/item/1005008793365820.html" xlink:type="simple">https://www.aliexpress.com/item/1005008793365820.html</text:a></text:p>
          </table:table-cell>
          <table:table-cell table:style-name="ce17" table:formula="of:=[.J33]/[.T$2]" office:value-type="percentage" office:value="0.00958571428571429" calcext:value-type="percentage">
            <text:p>0.96%</text:p>
          </table:table-cell>
          <table:table-cell table:style-name="ce14" table:formula="of:=[.M32]-[.J33]" office:value-type="currency" office:currency="AUD" office:value="180.424" calcext:value-type="currency">
            <text:p>$180.42</text:p>
          </table:table-cell>
          <table:table-cell table:style-name="ce17" table:formula="of:=[.M33]/[.T$2]" office:value-type="percentage" office:value="0.515497142857143" calcext:value-type="percentage">
            <text:p>51.55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TZ V6 2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15.33" calcext:value-type="currency">
            <text:p>$15.33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34]+[.G34])*0.1" office:value-type="currency" office:currency="AUD" office:value="1.533" calcext:value-type="currency">
            <text:p>$1.53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34]*SUM([.F34:.H34])" office:value-type="currency" office:currency="AUD" office:value="16.863" calcext:value-type="currency">
            <text:p>$16.86</text:p>
          </table:table-cell>
          <table:table-cell office:value-type="string" calcext:value-type="string">
            <text:p><text:a xlink:href="https://www.aliexpress.com/item/1005011904542108.html" xlink:type="simple">https://www.aliexpress.com/item/1005011904542108.html</text:a></text:p>
          </table:table-cell>
          <table:table-cell table:style-name="ce17" table:formula="of:=[.J34]/[.T$2]" office:value-type="percentage" office:value="0.04818" calcext:value-type="percentage">
            <text:p>4.82%</text:p>
          </table:table-cell>
          <table:table-cell table:style-name="ce14" table:formula="of:=[.M33]-[.J34]" office:value-type="currency" office:currency="AUD" office:value="163.561" calcext:value-type="currency">
            <text:p>$163.56</text:p>
          </table:table-cell>
          <table:table-cell table:style-name="ce17" table:formula="of:=[.M34]/[.T$2]" office:value-type="percentage" office:value="0.467317142857143" calcext:value-type="percentage">
            <text:p>46.7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BiQu Microprobe</text:p>
          </table:table-cell>
          <table:table-cell/>
          <table:table-cell office:value-type="string" calcext:value-type="string">
            <text:p>AliExpress</text:p>
          </table:table-cell>
          <table:table-cell table:style-name="ce14" office:value-type="currency" office:currency="AUD" office:value="18.32" calcext:value-type="currency">
            <text:p>$18.32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35]+[.G35])*0.1" office:value-type="currency" office:currency="AUD" office:value="1.832" calcext:value-type="currency">
            <text:p>$1.83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35]*SUM([.F35:.H35])" office:value-type="currency" office:currency="AUD" office:value="20.152" calcext:value-type="currency">
            <text:p>$20.15</text:p>
          </table:table-cell>
          <table:table-cell office:value-type="string" calcext:value-type="string">
            <text:p><text:a xlink:href="https://www.aliexpress.com/item/1005006314165426.html" xlink:type="simple">https://www.aliexpress.com/item/1005006314165426.html</text:a> </text:p>
          </table:table-cell>
          <table:table-cell table:style-name="ce17" table:formula="of:=[.J35]/[.T$2]" office:value-type="percentage" office:value="0.0575771428571429" calcext:value-type="percentage">
            <text:p>5.76%</text:p>
          </table:table-cell>
          <table:table-cell table:style-name="ce14" table:formula="of:=[.M34]-[.J35]" office:value-type="currency" office:currency="AUD" office:value="143.409" calcext:value-type="currency">
            <text:p>$143.41</text:p>
          </table:table-cell>
          <table:table-cell table:style-name="ce17" table:formula="of:=[.M35]/[.T$2]" office:value-type="percentage" office:value="0.40974" calcext:value-type="percentage">
            <text:p>40.97%</text:p>
          </table:table-cell>
          <table:table-cell table:number-columns-repeated="7"/>
          <table:table-cell table:style-name="ce9" table:number-columns-repeated="16363"/>
        </table:table-row>
        <table:table-row table:style-name="ro2">
          <table:table-cell table:number-columns-repeated="5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36]/[.T$2]" office:value-type="percentage" office:value="0" calcext:value-type="percentage">
            <text:p>0.00%</text:p>
          </table:table-cell>
          <table:table-cell table:style-name="ce14" table:formula="of:=[.M35]-[.J36]" office:value-type="currency" office:currency="AUD" office:value="143.409" calcext:value-type="currency">
            <text:p>$143.41</text:p>
          </table:table-cell>
          <table:table-cell table:style-name="ce17" table:formula="of:=[.M36]/[.T$2]" office:value-type="percentage" office:value="0.40974" calcext:value-type="percentage">
            <text:p>40.9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Z Axis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37]/[.T$2]" office:value-type="percentage" office:value="0" calcext:value-type="percentage">
            <text:p>0.00%</text:p>
          </table:table-cell>
          <table:table-cell table:style-name="ce14" table:formula="of:=[.M36]-[.J37]" office:value-type="currency" office:currency="AUD" office:value="143.409" calcext:value-type="currency">
            <text:p>$143.41</text:p>
          </table:table-cell>
          <table:table-cell table:style-name="ce17" table:formula="of:=[.M37]/[.T$2]" office:value-type="percentage" office:value="0.40974" calcext:value-type="percentage">
            <text:p>40.97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A Motor</text:p>
          </table:table-cell>
          <table:table-cell office:value-type="string" calcext:value-type="string">
            <text:p>17HS4023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5.47" calcext:value-type="currency">
            <text:p>$5.47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38]+[.G38])*0.1" office:value-type="currency" office:currency="AUD" office:value="0.547" calcext:value-type="currency">
            <text:p>$0.55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38]*SUM([.F38:.H38])" office:value-type="currency" office:currency="AUD" office:value="6.017" calcext:value-type="currency">
            <text:p>$6.02</text:p>
          </table:table-cell>
          <table:table-cell office:value-type="string" calcext:value-type="string">
            <text:p><text:a xlink:href="https://www.aliexpress.com/item/1005003874936862.html" xlink:type="simple">https://www.aliexpress.com/item/1005003874936862.html</text:a></text:p>
          </table:table-cell>
          <table:table-cell table:style-name="ce17" table:formula="of:=[.J38]/[.T$2]" office:value-type="percentage" office:value="0.0171914285714286" calcext:value-type="percentage">
            <text:p>1.72%</text:p>
          </table:table-cell>
          <table:table-cell table:style-name="ce14" table:formula="of:=[.M37]-[.J38]" office:value-type="currency" office:currency="AUD" office:value="137.392" calcext:value-type="currency">
            <text:p>$137.39</text:p>
          </table:table-cell>
          <table:table-cell table:style-name="ce17" table:formula="of:=[.M38]/[.T$2]" office:value-type="percentage" office:value="0.392548571428571" calcext:value-type="percentage">
            <text:p>39.25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Closed Loop Timing Belt</text:p>
          </table:table-cell>
          <table:table-cell office:value-type="string" calcext:value-type="string">
            <text:p>2GT 6mm 320mm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4.66" calcext:value-type="currency">
            <text:p>$4.66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39]+[.G39])*0.1" office:value-type="currency" office:currency="AUD" office:value="0.466" calcext:value-type="currency">
            <text:p>$0.47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39]*SUM([.F39:.H39])" office:value-type="currency" office:currency="AUD" office:value="5.126" calcext:value-type="currency">
            <text:p>$5.13</text:p>
          </table:table-cell>
          <table:table-cell office:value-type="string" calcext:value-type="string">
            <text:p><text:a xlink:href="https://www.aliexpress.com/item/1005006817234108.html" xlink:type="simple">https://www.aliexpress.com/item/1005006817234108.html</text:a></text:p>
          </table:table-cell>
          <table:table-cell table:style-name="ce17" table:formula="of:=[.J39]/[.T$2]" office:value-type="percentage" office:value="0.0146457142857143" calcext:value-type="percentage">
            <text:p>1.46%</text:p>
          </table:table-cell>
          <table:table-cell table:style-name="ce14" table:formula="of:=[.M38]-[.J39]" office:value-type="currency" office:currency="AUD" office:value="132.266" calcext:value-type="currency">
            <text:p>$132.27</text:p>
          </table:table-cell>
          <table:table-cell table:style-name="ce17" table:formula="of:=[.M39]/[.T$2]" office:value-type="percentage" office:value="0.377902857142857" calcext:value-type="percentage">
            <text:p>37.79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Slip Ring</text:p>
          </table:table-cell>
          <table:table-cell office:value-type="string" calcext:value-type="string">
            <text:p>2.5mm 4CH 5A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11.25" calcext:value-type="currency">
            <text:p>$11.25</text:p>
          </table:table-cell>
          <table:table-cell table:style-name="ce14" office:value-type="currency" office:currency="AUD" office:value="0.54" calcext:value-type="currency">
            <text:p>$0.54</text:p>
          </table:table-cell>
          <table:table-cell table:style-name="ce14" table:formula="of:=([.F40]+[.G40])*0.1" office:value-type="currency" office:currency="AUD" office:value="1.179" calcext:value-type="currency">
            <text:p>$1.18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0]*SUM([.F40:.H40])" office:value-type="currency" office:currency="AUD" office:value="12.969" calcext:value-type="currency">
            <text:p>$12.97</text:p>
          </table:table-cell>
          <table:table-cell office:value-type="string" calcext:value-type="string">
            <text:p><text:a xlink:href="https://www.aliexpress.com/item/1005007456626183.html" xlink:type="simple">https://www.aliexpress.com/item/1005007456626183.html</text:a></text:p>
          </table:table-cell>
          <table:table-cell table:style-name="ce17" table:formula="of:=[.J40]/[.T$2]" office:value-type="percentage" office:value="0.0370542857142857" calcext:value-type="percentage">
            <text:p>3.71%</text:p>
          </table:table-cell>
          <table:table-cell table:style-name="ce14" table:formula="of:=[.M39]-[.J40]" office:value-type="currency" office:currency="AUD" office:value="119.297" calcext:value-type="currency">
            <text:p>$119.30</text:p>
          </table:table-cell>
          <table:table-cell table:style-name="ce17" table:formula="of:=[.M40]/[.T$2]" office:value-type="percentage" office:value="0.340848571428571" calcext:value-type="percentage">
            <text:p>34.08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Bed</text:p>
          </table:table-cell>
          <table:table-cell office:value-type="string" calcext:value-type="string">
            <text:p>120mm (1070 Al)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9.77" calcext:value-type="currency">
            <text:p>$9.77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41]+[.G41])*0.1" office:value-type="currency" office:currency="AUD" office:value="0.977" calcext:value-type="currency">
            <text:p>$0.98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1]*SUM([.F41:.H41])" office:value-type="currency" office:currency="AUD" office:value="10.747" calcext:value-type="currency">
            <text:p>$10.75</text:p>
          </table:table-cell>
          <table:table-cell/>
          <table:table-cell table:style-name="ce17" table:formula="of:=[.J41]/[.T$2]" office:value-type="percentage" office:value="0.0307057142857143" calcext:value-type="percentage">
            <text:p>3.07%</text:p>
          </table:table-cell>
          <table:table-cell table:style-name="ce14" table:formula="of:=[.M40]-[.J41]" office:value-type="currency" office:currency="AUD" office:value="108.55" calcext:value-type="currency">
            <text:p>$108.55</text:p>
          </table:table-cell>
          <table:table-cell table:style-name="ce17" table:formula="of:=[.M41]/[.T$2]" office:value-type="percentage" office:value="0.310142857142857" calcext:value-type="percentage">
            <text:p>31.01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Heater</text:p>
          </table:table-cell>
          <table:table-cell/>
          <table:table-cell office:value-type="string" calcext:value-type="string">
            <text:p>JLC</text:p>
          </table:table-cell>
          <table:table-cell table:style-name="ce14" office:value-type="currency" office:currency="AUD" office:value="3" calcext:value-type="currency">
            <text:p>$3.00</text:p>
          </table:table-cell>
          <table:table-cell table:style-name="ce14" office:value-type="currency" office:currency="AUD" office:value="6" calcext:value-type="currency">
            <text:p>$6.00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2]*SUM([.F42:.H42])" office:value-type="currency" office:currency="AUD" office:value="9" calcext:value-type="currency">
            <text:p>$9.00</text:p>
          </table:table-cell>
          <table:table-cell/>
          <table:table-cell table:style-name="ce17" table:formula="of:=[.J42]/[.T$2]" office:value-type="percentage" office:value="0.0257142857142857" calcext:value-type="percentage">
            <text:p>2.57%</text:p>
          </table:table-cell>
          <table:table-cell table:style-name="ce14" table:formula="of:=[.M41]-[.J42]" office:value-type="currency" office:currency="AUD" office:value="99.55" calcext:value-type="currency">
            <text:p>$99.55</text:p>
          </table:table-cell>
          <table:table-cell table:style-name="ce17" table:formula="of:=[.M42]/[.T$2]" office:value-type="percentage" office:value="0.284428571428571" calcext:value-type="percentage">
            <text:p>28.44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Bed Spring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2.9" calcext:value-type="currency">
            <text:p>$2.90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43]+[.G43])*0.1" office:value-type="currency" office:currency="AUD" office:value="0.29" calcext:value-type="currency">
            <text:p>$0.29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3]*SUM([.F43:.H43])" office:value-type="currency" office:currency="AUD" office:value="3.19" calcext:value-type="currency">
            <text:p>$3.19</text:p>
          </table:table-cell>
          <table:table-cell office:value-type="string" calcext:value-type="string">
            <text:p><text:a xlink:href="https://www.aliexpress.com/item/1005010253928500.html" xlink:type="simple">https://www.aliexpress.com/item/1005010253928500.html</text:a> </text:p>
          </table:table-cell>
          <table:table-cell table:style-name="ce17" table:formula="of:=[.J43]/[.T$2]" office:value-type="percentage" office:value="0.00911428571428571" calcext:value-type="percentage">
            <text:p>0.91%</text:p>
          </table:table-cell>
          <table:table-cell table:style-name="ce14" table:formula="of:=[.M42]-[.J43]" office:value-type="currency" office:currency="AUD" office:value="96.36" calcext:value-type="currency">
            <text:p>$96.36</text:p>
          </table:table-cell>
          <table:table-cell table:style-name="ce17" table:formula="of:=[.M43]/[.T$2]" office:value-type="percentage" office:value="0.275314285714286" calcext:value-type="percentage">
            <text:p>27.5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Lead Scre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44]+[.G44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4]*SUM([.F44:.H44])" office:value-type="currency" office:currency="AUD" office:value="0" calcext:value-type="currency">
            <text:p>$0.00</text:p>
          </table:table-cell>
          <table:table-cell/>
          <table:table-cell table:style-name="ce17" table:formula="of:=[.J44]/[.T$2]" office:value-type="percentage" office:value="0" calcext:value-type="percentage">
            <text:p>0.00%</text:p>
          </table:table-cell>
          <table:table-cell table:style-name="ce14" table:formula="of:=[.M43]-[.J44]" office:value-type="currency" office:currency="AUD" office:value="96.36" calcext:value-type="currency">
            <text:p>$96.36</text:p>
          </table:table-cell>
          <table:table-cell table:style-name="ce17" table:formula="of:=[.M44]/[.T$2]" office:value-type="percentage" office:value="0.275314285714286" calcext:value-type="percentage">
            <text:p>27.5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Coupler</text:p>
          </table:table-cell>
          <table:table-cell office:value-type="string" calcext:value-type="string">
            <text:p>SK8</text:p>
          </table:table-cell>
          <table:table-cell office:value-type="string" calcext:value-type="string">
            <text:p>Printed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45]+[.G45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5]*SUM([.F45:.H45])" office:value-type="currency" office:currency="AUD" office:value="0" calcext:value-type="currency">
            <text:p>$0.00</text:p>
          </table:table-cell>
          <table:table-cell/>
          <table:table-cell table:style-name="ce17" table:formula="of:=[.J45]/[.T$2]" office:value-type="percentage" office:value="0" calcext:value-type="percentage">
            <text:p>0.00%</text:p>
          </table:table-cell>
          <table:table-cell table:style-name="ce14" table:formula="of:=[.M44]-[.J45]" office:value-type="currency" office:currency="AUD" office:value="96.36" calcext:value-type="currency">
            <text:p>$96.36</text:p>
          </table:table-cell>
          <table:table-cell table:style-name="ce17" table:formula="of:=[.M45]/[.T$2]" office:value-type="percentage" office:value="0.275314285714286" calcext:value-type="percentage">
            <text:p>27.5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Smooth Ro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46]+[.G46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6]*SUM([.F46:.H46])" office:value-type="currency" office:currency="AUD" office:value="0" calcext:value-type="currency">
            <text:p>$0.00</text:p>
          </table:table-cell>
          <table:table-cell/>
          <table:table-cell table:style-name="ce17" table:formula="of:=[.J46]/[.T$2]" office:value-type="percentage" office:value="0" calcext:value-type="percentage">
            <text:p>0.00%</text:p>
          </table:table-cell>
          <table:table-cell table:style-name="ce14" table:formula="of:=[.M45]-[.J46]" office:value-type="currency" office:currency="AUD" office:value="96.36" calcext:value-type="currency">
            <text:p>$96.36</text:p>
          </table:table-cell>
          <table:table-cell table:style-name="ce17" table:formula="of:=[.M46]/[.T$2]" office:value-type="percentage" office:value="0.275314285714286" calcext:value-type="percentage">
            <text:p>27.5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Bearings (4pcs/lot)</text:p>
          </table:table-cell>
          <table:table-cell office:value-type="string" calcext:value-type="string">
            <text:p>LM8UU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10.56" calcext:value-type="currency">
            <text:p>$10.56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47]+[.G47])*0.1" office:value-type="currency" office:currency="AUD" office:value="1.056" calcext:value-type="currency">
            <text:p>$1.06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7]*SUM([.F47:.H47])" office:value-type="currency" office:currency="AUD" office:value="11.616" calcext:value-type="currency">
            <text:p>$11.62</text:p>
          </table:table-cell>
          <table:table-cell office:value-type="string" calcext:value-type="string">
            <text:p><text:a xlink:href="https://www.aliexpress.com/item/1005009031115995.html" xlink:type="simple">https://www.aliexpress.com/item/1005009031115995.html</text:a> </text:p>
          </table:table-cell>
          <table:table-cell table:style-name="ce17" table:formula="of:=[.J47]/[.T$2]" office:value-type="percentage" office:value="0.0331885714285714" calcext:value-type="percentage">
            <text:p>3.32%</text:p>
          </table:table-cell>
          <table:table-cell table:style-name="ce14" table:formula="of:=[.M46]-[.J47]" office:value-type="currency" office:currency="AUD" office:value="84.744" calcext:value-type="currency">
            <text:p>$84.74</text:p>
          </table:table-cell>
          <table:table-cell table:style-name="ce17" table:formula="of:=[.M47]/[.T$2]" office:value-type="percentage" office:value="0.242125714285714" calcext:value-type="percentage">
            <text:p>24.21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Lazy Susan</text:p>
          </table:table-cell>
          <table:table-cell office:value-type="string" calcext:value-type="string">
            <text:p>4”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3.3" calcext:value-type="currency">
            <text:p>$3.30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48]+[.G48])*0.1" office:value-type="currency" office:currency="AUD" office:value="0.33" calcext:value-type="currency">
            <text:p>$0.33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8]*SUM([.F48:.H48])" office:value-type="currency" office:currency="AUD" office:value="3.63" calcext:value-type="currency">
            <text:p>$3.63</text:p>
          </table:table-cell>
          <table:table-cell office:value-type="string" calcext:value-type="string">
            <text:p><text:a xlink:href="https://www.aliexpress.com/item/4001325945215.html" xlink:type="simple">https://www.aliexpress.com/item/4001325945215.html</text:a></text:p>
          </table:table-cell>
          <table:table-cell table:style-name="ce17" table:formula="of:=[.J48]/[.T$2]" office:value-type="percentage" office:value="0.0103714285714286" calcext:value-type="percentage">
            <text:p>1.04%</text:p>
          </table:table-cell>
          <table:table-cell table:style-name="ce14" table:formula="of:=[.M47]-[.J48]" office:value-type="currency" office:currency="AUD" office:value="81.114" calcext:value-type="currency">
            <text:p>$81.11</text:p>
          </table:table-cell>
          <table:table-cell table:style-name="ce17" table:formula="of:=[.M48]/[.T$2]" office:value-type="percentage" office:value="0.231754285714286" calcext:value-type="percentage">
            <text:p>23.18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Round PEI Sheet</text:p>
          </table:table-cell>
          <table:table-cell office:value-type="string" calcext:value-type="string">
            <text:p>120mm + Base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14.36" calcext:value-type="currency">
            <text:p>$14.36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49]+[.G49])*0.1" office:value-type="currency" office:currency="AUD" office:value="1.436" calcext:value-type="currency">
            <text:p>$1.44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49]*SUM([.F49:.H49])" office:value-type="currency" office:currency="AUD" office:value="15.796" calcext:value-type="currency">
            <text:p>$15.80</text:p>
          </table:table-cell>
          <table:table-cell office:value-type="string" calcext:value-type="string">
            <text:p><text:a xlink:href="https://www.aliexpress.com/item/1005006173526115.html" xlink:type="simple">https://www.aliexpress.com/item/1005006173526115.html</text:a> </text:p>
          </table:table-cell>
          <table:table-cell table:style-name="ce17" table:formula="of:=[.J49]/[.T$2]" office:value-type="percentage" office:value="0.0451314285714286" calcext:value-type="percentage">
            <text:p>4.51%</text:p>
          </table:table-cell>
          <table:table-cell table:style-name="ce14" table:formula="of:=[.M48]-[.J49]" office:value-type="currency" office:currency="AUD" office:value="65.318" calcext:value-type="currency">
            <text:p>$65.32</text:p>
          </table:table-cell>
          <table:table-cell table:style-name="ce17" table:formula="of:=[.M49]/[.T$2]" office:value-type="percentage" office:value="0.186622857142857" calcext:value-type="percentage">
            <text:p>18.66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Silicone Wire</text:p>
          </table:table-cell>
          <table:table-cell office:value-type="string" calcext:value-type="string">
            <text:p>16AWG 2M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3.83" calcext:value-type="currency">
            <text:p>$3.83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50]+[.G50])*0.1" office:value-type="currency" office:currency="AUD" office:value="0.383" calcext:value-type="currency">
            <text:p>$0.38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50]*SUM([.F50:.H50])" office:value-type="currency" office:currency="AUD" office:value="4.213" calcext:value-type="currency">
            <text:p>$4.21</text:p>
          </table:table-cell>
          <table:table-cell office:value-type="string" calcext:value-type="string">
            <text:p><text:a xlink:href="https://www.aliexpress.com/item/1005008563402600.html" xlink:type="simple">https://www.aliexpress.com/item/1005008563402600.html</text:a></text:p>
          </table:table-cell>
          <table:table-cell table:style-name="ce17" table:formula="of:=[.J50]/[.T$2]" office:value-type="percentage" office:value="0.0120371428571429" calcext:value-type="percentage">
            <text:p>1.20%</text:p>
          </table:table-cell>
          <table:table-cell table:style-name="ce14" table:formula="of:=[.M49]-[.J50]" office:value-type="currency" office:currency="AUD" office:value="61.105" calcext:value-type="currency">
            <text:p>$61.11</text:p>
          </table:table-cell>
          <table:table-cell table:style-name="ce17" table:formula="of:=[.M50]/[.T$2]" office:value-type="percentage" office:value="0.174585714285714" calcext:value-type="percentage">
            <text:p>17.46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Z Motors</text:p>
          </table:table-cell>
          <table:table-cell office:value-type="string" calcext:value-type="string">
            <text:p>17HS4401</text:p>
          </table:table-cell>
          <table:table-cell office:value-type="string" calcext:value-type="string">
            <text:p>Self</text:p>
          </table:table-cell>
          <table:table-cell table:number-columns-repeated="3" table:style-name="ce14" office:value-type="currency" office:currency="AUD" office:value="0" calcext:value-type="currency">
            <text:p>$0.00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/>
          <table:table-cell table:style-name="ce17" table:formula="of:=[.J51]/[.T$2]" office:value-type="percentage" office:value="0" calcext:value-type="percentage">
            <text:p>0.00%</text:p>
          </table:table-cell>
          <table:table-cell table:style-name="ce14" table:formula="of:=[.M50]-[.J51]" office:value-type="currency" office:currency="AUD" office:value="61.105" calcext:value-type="currency">
            <text:p>$61.11</text:p>
          </table:table-cell>
          <table:table-cell table:style-name="ce17" table:formula="of:=[.M51]/[.T$2]" office:value-type="percentage" office:value="0.174585714285714" calcext:value-type="percentage">
            <text:p>17.46%</text:p>
          </table:table-cell>
          <table:table-cell table:number-columns-repeated="7"/>
          <table:table-cell table:style-name="ce9" table:number-columns-repeated="16363"/>
        </table:table-row>
        <table:table-row table:style-name="ro2">
          <table:table-cell table:number-columns-repeated="5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52]/[.T$2]" office:value-type="percentage" office:value="0" calcext:value-type="percentage">
            <text:p>0.00%</text:p>
          </table:table-cell>
          <table:table-cell table:style-name="ce14" table:formula="of:=[.M51]-[.J52]" office:value-type="currency" office:currency="AUD" office:value="61.105" calcext:value-type="currency">
            <text:p>$61.11</text:p>
          </table:table-cell>
          <table:table-cell table:style-name="ce17" table:formula="of:=[.M52]/[.T$2]" office:value-type="percentage" office:value="0.174585714285714" calcext:value-type="percentage">
            <text:p>17.46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Electronics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53]/[.T$2]" office:value-type="percentage" office:value="0" calcext:value-type="percentage">
            <text:p>0.00%</text:p>
          </table:table-cell>
          <table:table-cell table:style-name="ce14" table:formula="of:=[.M52]-[.J53]" office:value-type="currency" office:currency="AUD" office:value="61.105" calcext:value-type="currency">
            <text:p>$61.11</text:p>
          </table:table-cell>
          <table:table-cell table:style-name="ce17" table:formula="of:=[.M53]/[.T$2]" office:value-type="percentage" office:value="0.174585714285714" calcext:value-type="percentage">
            <text:p>17.46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Mean Well LRS-35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30.63" calcext:value-type="currency">
            <text:p>$30.63</text:p>
          </table:table-cell>
          <table:table-cell table:style-name="ce14" office:value-type="currency" office:currency="AUD" office:value="2.16" calcext:value-type="currency">
            <text:p>$2.16</text:p>
          </table:table-cell>
          <table:table-cell table:style-name="ce14" table:formula="of:=([.F54]+[.G54])*0.1" office:value-type="currency" office:currency="AUD" office:value="3.279" calcext:value-type="currency">
            <text:p>$3.28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54]*SUM([.F54:.H54])" office:value-type="currency" office:currency="AUD" office:value="36.069" calcext:value-type="currency">
            <text:p>$36.07</text:p>
          </table:table-cell>
          <table:table-cell office:value-type="string" calcext:value-type="string">
            <text:p><text:a xlink:href="https://www.aliexpress.com/item/1005005439330497.html" xlink:type="simple">https://www.aliexpress.com/item/1005005439330497.html</text:a></text:p>
          </table:table-cell>
          <table:table-cell table:style-name="ce17" table:formula="of:=[.J54]/[.T$2]" office:value-type="percentage" office:value="0.103054285714286" calcext:value-type="percentage">
            <text:p>10.31%</text:p>
          </table:table-cell>
          <table:table-cell table:style-name="ce14" table:formula="of:=[.M53]-[.J54]" office:value-type="currency" office:currency="AUD" office:value="25.036" calcext:value-type="currency">
            <text:p>$25.04</text:p>
          </table:table-cell>
          <table:table-cell table:style-name="ce17" table:formula="of:=[.M54]/[.T$2]" office:value-type="percentage" office:value="0.0715314285714286" calcext:value-type="percentage">
            <text:p>7.15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TMC2209 (6pcs/lo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21.4" calcext:value-type="currency">
            <text:p>$21.40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55]+[.G55])*0.1" office:value-type="currency" office:currency="AUD" office:value="2.14" calcext:value-type="currency">
            <text:p>$2.14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55]*SUM([.F55:.H55])" office:value-type="currency" office:currency="AUD" office:value="23.54" calcext:value-type="currency">
            <text:p>$23.54</text:p>
          </table:table-cell>
          <table:table-cell office:value-type="string" calcext:value-type="string">
            <text:p><text:a xlink:href="https://www.aliexpress.com/item/33028050145.html" xlink:type="simple">https://www.aliexpress.com/item/33028050145.html</text:a></text:p>
          </table:table-cell>
          <table:table-cell table:style-name="ce17" table:formula="of:=[.J55]/[.T$2]" office:value-type="percentage" office:value="0.0672571428571429" calcext:value-type="percentage">
            <text:p>6.73%</text:p>
          </table:table-cell>
          <table:table-cell table:style-name="ce14" table:formula="of:=[.M54]-[.J55]" office:value-type="currency" office:currency="AUD" office:value="1.49600000000001" calcext:value-type="currency">
            <text:p>$1.50</text:p>
          </table:table-cell>
          <table:table-cell table:style-name="ce17" table:formula="of:=[.M55]/[.T$2]" office:value-type="percentage" office:value="0.00427428571428574" calcext:value-type="percentage">
            <text:p>0.4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Mellow FLY 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22.84" calcext:value-type="currency">
            <text:p>$22.84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56]+[.G56])*0.1" office:value-type="currency" office:currency="AUD" office:value="2.284" calcext:value-type="currency">
            <text:p>$2.28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56]*SUM([.F56:.H56])" office:value-type="currency" office:currency="AUD" office:value="25.124" calcext:value-type="currency">
            <text:p>$25.12</text:p>
          </table:table-cell>
          <table:table-cell office:value-type="string" calcext:value-type="string">
            <text:p><text:a xlink:href="https://www.aliexpress.com/item/1005006422323624.html" xlink:type="simple">https://www.aliexpress.com/item/1005006422323624.html</text:a> </text:p>
          </table:table-cell>
          <table:table-cell table:style-name="ce17" table:formula="of:=[.J56]/[.T$2]" office:value-type="percentage" office:value="0.0717828571428571" calcext:value-type="percentage">
            <text:p>7.18%</text:p>
          </table:table-cell>
          <table:table-cell table:style-name="ce14" table:formula="of:=[.M55]-[.J56]" office:value-type="currency" office:currency="AUD" office:value="-23.628" calcext:value-type="currency">
            <text:p>-$23.63</text:p>
          </table:table-cell>
          <table:table-cell table:style-name="ce17" table:formula="of:=[.M56]/[.T$2]" office:value-type="percentage" office:value="-0.0675085714285714" calcext:value-type="percentage">
            <text:p>-6.75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USB C Moun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2.8" calcext:value-type="currency">
            <text:p>$2.80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57]+[.G57])*0.1" office:value-type="currency" office:currency="AUD" office:value="0.28" calcext:value-type="currency">
            <text:p>$0.28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57]*SUM([.F57:.H57])" office:value-type="currency" office:currency="AUD" office:value="3.08" calcext:value-type="currency">
            <text:p>$3.08</text:p>
          </table:table-cell>
          <table:table-cell office:value-type="string" calcext:value-type="string">
            <text:p><text:a xlink:href="https://www.aliexpress.com/item/1005007625403004.html" xlink:type="simple">https://www.aliexpress.com/item/1005007625403004.html</text:a> </text:p>
          </table:table-cell>
          <table:table-cell table:style-name="ce17" table:formula="of:=[.J57]/[.T$2]" office:value-type="percentage" office:value="0.0088" calcext:value-type="percentage">
            <text:p>0.88%</text:p>
          </table:table-cell>
          <table:table-cell table:style-name="ce14" table:formula="of:=[.M56]-[.J57]" office:value-type="currency" office:currency="AUD" office:value="-26.708" calcext:value-type="currency">
            <text:p>-$26.71</text:p>
          </table:table-cell>
          <table:table-cell table:style-name="ce17" table:formula="of:=[.M57]/[.T$2]" office:value-type="percentage" office:value="-0.0763085714285714" calcext:value-type="percentage">
            <text:p>-7.6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Electronics F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58]+[.G58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58]*SUM([.F58:.H58])" office:value-type="currency" office:currency="AUD" office:value="0" calcext:value-type="currency">
            <text:p>$0.00</text:p>
          </table:table-cell>
          <table:table-cell/>
          <table:table-cell table:style-name="ce17" table:formula="of:=[.J58]/[.T$2]" office:value-type="percentage" office:value="0" calcext:value-type="percentage">
            <text:p>0.00%</text:p>
          </table:table-cell>
          <table:table-cell table:style-name="ce14" table:formula="of:=[.M57]-[.J58]" office:value-type="currency" office:currency="AUD" office:value="-26.708" calcext:value-type="currency">
            <text:p>-$26.71</text:p>
          </table:table-cell>
          <table:table-cell table:style-name="ce17" table:formula="of:=[.M58]/[.T$2]" office:value-type="percentage" office:value="-0.0763085714285714" calcext:value-type="percentage">
            <text:p>-7.63%</text:p>
          </table:table-cell>
          <table:table-cell table:number-columns-repeated="7"/>
          <table:table-cell table:style-name="ce9" table:number-columns-repeated="16363"/>
        </table:table-row>
        <table:table-row table:style-name="ro2">
          <table:table-cell table:number-columns-repeated="5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59]/[.T$2]" office:value-type="percentage" office:value="0" calcext:value-type="percentage">
            <text:p>0.00%</text:p>
          </table:table-cell>
          <table:table-cell table:style-name="ce14" table:formula="of:=[.M58]-[.J59]" office:value-type="currency" office:currency="AUD" office:value="-26.708" calcext:value-type="currency">
            <text:p>-$26.71</text:p>
          </table:table-cell>
          <table:table-cell table:style-name="ce17" table:formula="of:=[.M59]/[.T$2]" office:value-type="percentage" office:value="-0.0763085714285714" calcext:value-type="percentage">
            <text:p>-7.6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Fasteners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60]/[.T$2]" office:value-type="percentage" office:value="0" calcext:value-type="percentage">
            <text:p>0.00%</text:p>
          </table:table-cell>
          <table:table-cell table:style-name="ce14" table:formula="of:=[.M59]-[.J60]" office:value-type="currency" office:currency="AUD" office:value="-26.708" calcext:value-type="currency">
            <text:p>-$26.71</text:p>
          </table:table-cell>
          <table:table-cell table:style-name="ce17" table:formula="of:=[.M60]/[.T$2]" office:value-type="percentage" office:value="-0.0763085714285714" calcext:value-type="percentage">
            <text:p>-7.63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Fasteners</text:p>
          </table:table-cell>
          <table:table-cell office:value-type="string" calcext:value-type="string">
            <text:p>M2.5x8mm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1.76" calcext:value-type="currency">
            <text:p>$1.76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61]+[.G61])*0.1" office:value-type="currency" office:currency="AUD" office:value="0.176" calcext:value-type="currency">
            <text:p>$0.18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61]*SUM([.F61:.H61])" office:value-type="currency" office:currency="AUD" office:value="1.936" calcext:value-type="currency">
            <text:p>$1.94</text:p>
          </table:table-cell>
          <table:table-cell office:value-type="string" calcext:value-type="string">
            <text:p><text:a xlink:href="https://www.aliexpress.com/item/1005005070119421.html" xlink:type="simple">https://www.aliexpress.com/item/1005005070119421.html</text:a></text:p>
          </table:table-cell>
          <table:table-cell table:style-name="ce17" table:formula="of:=[.J61]/[.T$2]" office:value-type="percentage" office:value="0.00553142857142857" calcext:value-type="percentage">
            <text:p>0.55%</text:p>
          </table:table-cell>
          <table:table-cell table:style-name="ce14" table:formula="of:=[.M60]-[.J61]" office:value-type="currency" office:currency="AUD" office:value="-28.644" calcext:value-type="currency">
            <text:p>-$28.64</text:p>
          </table:table-cell>
          <table:table-cell table:style-name="ce17" table:formula="of:=[.M61]/[.T$2]" office:value-type="percentage" office:value="-0.08184" calcext:value-type="percentage">
            <text:p>-8.18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3"/>
          <table:table-cell office:value-type="string" calcext:value-type="string">
            <text:p>M3/M4/M5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62]+[.G62])*0.1" office:value-type="currency" office:currency="AUD" office:value="0" calcext:value-type="currency">
            <text:p>$0.00</text:p>
          </table:table-cell>
          <table:table-cell table:style-name="ce15" office:value-type="string" calcext:value-type="string">
            <text:p>?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/>
          <table:table-cell table:style-name="ce17" table:formula="of:=[.J62]/[.T$2]" office:value-type="percentage" office:value="0" calcext:value-type="percentage">
            <text:p>0.00%</text:p>
          </table:table-cell>
          <table:table-cell table:style-name="ce14" table:formula="of:=[.M61]-[.J62]" office:value-type="currency" office:currency="AUD" office:value="-28.644" calcext:value-type="currency">
            <text:p>-$28.64</text:p>
          </table:table-cell>
          <table:table-cell table:style-name="ce17" table:formula="of:=[.M62]/[.T$2]" office:value-type="percentage" office:value="-0.08184" calcext:value-type="percentage">
            <text:p>-8.18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Heated Inserts</text:p>
          </table:table-cell>
          <table:table-cell office:value-type="string" calcext:value-type="string">
            <text:p>M3L3OD4.5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3.29" calcext:value-type="currency">
            <text:p>$3.29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63]+[.G63])*0.1" office:value-type="currency" office:currency="AUD" office:value="0.329" calcext:value-type="currency">
            <text:p>$0.33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63]*SUM([.F63:.H63])" office:value-type="currency" office:currency="AUD" office:value="3.619" calcext:value-type="currency">
            <text:p>$3.62</text:p>
          </table:table-cell>
          <table:table-cell office:value-type="string" calcext:value-type="string">
            <text:p><text:a xlink:href="https://www.aliexpress.com/item/1005006838108683.html" xlink:type="simple">https://www.aliexpress.com/item/1005006838108683.html</text:a></text:p>
          </table:table-cell>
          <table:table-cell table:style-name="ce17" table:formula="of:=[.J63]/[.T$2]" office:value-type="percentage" office:value="0.01034" calcext:value-type="percentage">
            <text:p>1.03%</text:p>
          </table:table-cell>
          <table:table-cell table:style-name="ce14" table:formula="of:=[.M62]-[.J63]" office:value-type="currency" office:currency="AUD" office:value="-32.263" calcext:value-type="currency">
            <text:p>-$32.26</text:p>
          </table:table-cell>
          <table:table-cell table:style-name="ce17" table:formula="of:=[.M63]/[.T$2]" office:value-type="percentage" office:value="-0.09218" calcext:value-type="percentage">
            <text:p>-9.22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3"/>
          <table:table-cell office:value-type="string" calcext:value-type="string">
            <text:p>M4L4OD6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4.87" calcext:value-type="currency">
            <text:p>$4.87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64]+[.G64])*0.1" office:value-type="currency" office:currency="AUD" office:value="0.487" calcext:value-type="currency">
            <text:p>$0.49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64]*SUM([.F64:.H64])" office:value-type="currency" office:currency="AUD" office:value="5.357" calcext:value-type="currency">
            <text:p>$5.36</text:p>
          </table:table-cell>
          <table:table-cell/>
          <table:table-cell table:style-name="ce17" table:formula="of:=[.J64]/[.T$2]" office:value-type="percentage" office:value="0.0153057142857143" calcext:value-type="percentage">
            <text:p>1.53%</text:p>
          </table:table-cell>
          <table:table-cell table:style-name="ce14" table:formula="of:=[.M63]-[.J64]" office:value-type="currency" office:currency="AUD" office:value="-37.62" calcext:value-type="currency">
            <text:p>-$37.62</text:p>
          </table:table-cell>
          <table:table-cell table:style-name="ce17" table:formula="of:=[.M64]/[.T$2]" office:value-type="percentage" office:value="-0.107485714285714" calcext:value-type="percentage">
            <text:p>-10.75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5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65]/[.T$2]" office:value-type="percentage" office:value="0" calcext:value-type="percentage">
            <text:p>0.00%</text:p>
          </table:table-cell>
          <table:table-cell table:style-name="ce14" table:formula="of:=[.M64]-[.J65]" office:value-type="currency" office:currency="AUD" office:value="-37.62" calcext:value-type="currency">
            <text:p>-$37.62</text:p>
          </table:table-cell>
          <table:table-cell table:style-name="ce17" table:formula="of:=[.M65]/[.T$2]" office:value-type="percentage" office:value="-0.107485714285714" calcext:value-type="percentage">
            <text:p>-10.75%</text:p>
          </table:table-cell>
          <table:table-cell table:number-columns-repeated="7"/>
          <table:table-cell table:style-name="ce9" table:number-columns-repeated="16363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4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66]/[.T$2]" office:value-type="percentage" office:value="0" calcext:value-type="percentage">
            <text:p>0.00%</text:p>
          </table:table-cell>
          <table:table-cell table:style-name="ce14" table:formula="of:=[.M65]-[.J66]" office:value-type="currency" office:currency="AUD" office:value="-37.62" calcext:value-type="currency">
            <text:p>-$37.62</text:p>
          </table:table-cell>
          <table:table-cell table:style-name="ce17" table:formula="of:=[.M66]/[.T$2]" office:value-type="percentage" office:value="-0.107485714285714" calcext:value-type="percentage">
            <text:p>-10.75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Tools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67]/[.T$2]" office:value-type="percentage" office:value="0" calcext:value-type="percentage">
            <text:p>0.00%</text:p>
          </table:table-cell>
          <table:table-cell table:style-name="ce14" table:formula="of:=[.M66]-[.J67]" office:value-type="currency" office:currency="AUD" office:value="-37.62" calcext:value-type="currency">
            <text:p>-$37.62</text:p>
          </table:table-cell>
          <table:table-cell table:style-name="ce17" table:formula="of:=[.M67]/[.T$2]" office:value-type="percentage" office:value="-0.107485714285714" calcext:value-type="percentage">
            <text:p>-10.75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Tap</text:p>
          </table:table-cell>
          <table:table-cell office:value-type="string" calcext:value-type="string">
            <text:p>M5x0.8mm</text:p>
          </table:table-cell>
          <table:table-cell office:value-type="string" calcext:value-type="string">
            <text:p>AliExpress</text:p>
          </table:table-cell>
          <table:table-cell table:style-name="ce14" office:value-type="currency" office:currency="AUD" office:value="2.45" calcext:value-type="currency">
            <text:p>$2.45</text:p>
          </table:table-cell>
          <table:table-cell table:style-name="ce14" office:value-type="currency" office:currency="AUD" office:value="0" calcext:value-type="currency">
            <text:p>$0.00</text:p>
          </table:table-cell>
          <table:table-cell table:style-name="ce14" table:formula="of:=([.F68]+[.G68])*0.1" office:value-type="currency" office:currency="AUD" office:value="0.245" calcext:value-type="currency">
            <text:p>$0.25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68]*SUM([.F68:.H68])" office:value-type="currency" office:currency="AUD" office:value="2.695" calcext:value-type="currency">
            <text:p>$2.70</text:p>
          </table:table-cell>
          <table:table-cell office:value-type="string" calcext:value-type="string">
            <text:p><text:a xlink:href="https://www.aliexpress.com/item/33056326494.html" xlink:type="simple">https://www.aliexpress.com/item/33056326494.html</text:a> </text:p>
          </table:table-cell>
          <table:table-cell table:style-name="ce17" table:formula="of:=[.J68]/[.T$2]" office:value-type="percentage" office:value="0.0077" calcext:value-type="percentage">
            <text:p>0.77%</text:p>
          </table:table-cell>
          <table:table-cell table:style-name="ce14" table:formula="of:=[.M67]-[.J68]" office:value-type="currency" office:currency="AUD" office:value="-40.315" calcext:value-type="currency">
            <text:p>-$40.32</text:p>
          </table:table-cell>
          <table:table-cell table:style-name="ce17" table:formula="of:=[.M68]/[.T$2]" office:value-type="percentage" office:value="-0.115185714285714" calcext:value-type="percentage">
            <text:p>-11.52%</text:p>
          </table:table-cell>
          <table:table-cell table:number-columns-repeated="7"/>
          <table:table-cell table:style-name="ce9" table:number-columns-repeated="16363"/>
        </table:table-row>
        <table:table-row table:style-name="ro2">
          <table:table-cell table:number-columns-repeated="5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69]/[.T$2]" office:value-type="percentage" office:value="0" calcext:value-type="percentage">
            <text:p>0.00%</text:p>
          </table:table-cell>
          <table:table-cell table:style-name="ce14" table:formula="of:=[.M68]-[.J69]" office:value-type="currency" office:currency="AUD" office:value="-40.315" calcext:value-type="currency">
            <text:p>-$40.32</text:p>
          </table:table-cell>
          <table:table-cell table:style-name="ce17" table:formula="of:=[.M69]/[.T$2]" office:value-type="percentage" office:value="-0.115185714285714" calcext:value-type="percentage">
            <text:p>-11.52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/>
          <table:table-cell office:value-type="string" calcext:value-type="string">
            <text:p>Filament</text:p>
          </table:table-cell>
          <table:table-cell table:number-columns-repeated="3"/>
          <table:table-cell table:style-name="ce14" table:number-columns-repeated="3"/>
          <table:table-cell table:style-name="ce15"/>
          <table:table-cell table:style-name="ce14"/>
          <table:table-cell/>
          <table:table-cell table:style-name="ce17" table:formula="of:=[.J70]/[.T$2]" office:value-type="percentage" office:value="0" calcext:value-type="percentage">
            <text:p>0.00%</text:p>
          </table:table-cell>
          <table:table-cell table:style-name="ce14" table:formula="of:=[.M69]-[.J70]" office:value-type="currency" office:currency="AUD" office:value="-40.315" calcext:value-type="currency">
            <text:p>-$40.32</text:p>
          </table:table-cell>
          <table:table-cell table:style-name="ce17" table:formula="of:=[.M70]/[.T$2]" office:value-type="percentage" office:value="-0.115185714285714" calcext:value-type="percentage">
            <text:p>-11.52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3">
          <table:table-cell table:number-columns-repeated="2"/>
          <table:table-cell table:style-name="ce12" office:value-type="string" calcext:value-type="string">
            <text:p>PETG (I know I should use ASA but I don’t have a good space to print it)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71]+[.G71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71]*SUM([.F71:.H71])" office:value-type="currency" office:currency="AUD" office:value="0" calcext:value-type="currency">
            <text:p>$0.00</text:p>
          </table:table-cell>
          <table:table-cell/>
          <table:table-cell table:style-name="ce17" table:formula="of:=[.J71]/[.T$2]" office:value-type="percentage" office:value="0" calcext:value-type="percentage">
            <text:p>0.00%</text:p>
          </table:table-cell>
          <table:table-cell table:style-name="ce14" table:formula="of:=[.M70]-[.J71]" office:value-type="currency" office:currency="AUD" office:value="-40.315" calcext:value-type="currency">
            <text:p>-$40.32</text:p>
          </table:table-cell>
          <table:table-cell table:style-name="ce17" table:formula="of:=[.M71]/[.T$2]" office:value-type="percentage" office:value="-0.115185714285714" calcext:value-type="percentage">
            <text:p>-11.52%</text:p>
          </table:table-cell>
          <table:table-cell table:style-name="ce14"/>
          <table:table-cell table:number-columns-repeated="6"/>
          <table:table-cell table:style-name="ce9"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PLA+ (external use only)</text:p>
          </table:table-cell>
          <table:table-cell office:value-type="string" calcext:value-type="string">
            <text:p>Mint Green</text:p>
          </table:table-cell>
          <table:table-cell office:value-type="string" calcext:value-type="string">
            <text:p>Self</text:p>
          </table:table-cell>
          <table:table-cell table:number-columns-repeated="2" table:style-name="ce14" office:value-type="currency" office:currency="AUD" office:value="0" calcext:value-type="currency">
            <text:p>$0.00</text:p>
          </table:table-cell>
          <table:table-cell table:style-name="ce14" table:formula="of:=([.F72]+[.G72])*0.1" office:value-type="currency" office:currency="AUD" office:value="0" calcext:value-type="currency">
            <text:p>$0.00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.I72]*SUM([.F72:.H72])" office:value-type="currency" office:currency="AUD" office:value="0" calcext:value-type="currency">
            <text:p>$0.00</text:p>
          </table:table-cell>
          <table:table-cell/>
          <table:table-cell table:style-name="ce17" table:formula="of:=[.J72]/[.T$2]" office:value-type="percentage" office:value="0" calcext:value-type="percentage">
            <text:p>0.00%</text:p>
          </table:table-cell>
          <table:table-cell table:style-name="ce14" table:formula="of:=[.M71]-[.J72]" office:value-type="currency" office:currency="AUD" office:value="-40.315" calcext:value-type="currency">
            <text:p>-$40.32</text:p>
          </table:table-cell>
          <table:table-cell table:style-name="ce17" table:formula="of:=[.M72]/[.T$2]" office:value-type="percentage" office:value="-0.115185714285714" calcext:value-type="percentage">
            <text:p>-11.52%</text:p>
          </table:table-cell>
          <table:table-cell table:number-columns-repeated="7"/>
          <table:table-cell table:style-name="ce9" table:number-columns-repeated="16363"/>
        </table:table-row>
        <table:table-row table:style-name="ro2">
          <table:table-cell table:number-columns-repeated="21"/>
          <table:table-cell table:style-name="ce9" table:number-columns-repeated="16363"/>
        </table:table-row>
        <table:table-row table:style-name="ro2">
          <table:table-cell table:style-name="ce4" office:value-type="string" calcext:value-type="string" table:number-columns-spanned="9" table:number-rows-spanned="1">
            <text:p>Total</text:p>
          </table:table-cell>
          <table:covered-table-cell table:number-columns-repeated="8"/>
          <table:table-cell table:style-name="ce14" table:formula="of:=SUM([.J2:.J72])" office:value-type="currency" office:currency="AUD" office:value="390.315" calcext:value-type="currency">
            <text:p>$390.32</text:p>
          </table:table-cell>
          <table:table-cell table:number-columns-repeated="11"/>
          <table:table-cell table:style-name="ce9" table:number-columns-repeated="16363"/>
        </table:table-row>
        <table:table-row table:style-name="ro2">
          <table:table-cell table:style-name="ce4" office:value-type="string" calcext:value-type="string" table:number-columns-spanned="9" table:number-rows-spanned="1">
            <text:p>Grant</text:p>
          </table:table-cell>
          <table:covered-table-cell table:number-columns-repeated="8" table:style-name="ce4"/>
          <table:table-cell table:style-name="ce14" table:formula="of:=MIN([.J74]; [.T2])" office:value-type="currency" office:currency="AUD" office:value="350" calcext:value-type="currency">
            <text:p>$350.00</text:p>
          </table:table-cell>
          <table:table-cell table:number-columns-repeated="11"/>
          <table:table-cell table:style-name="ce9" table:number-columns-repeated="16363"/>
        </table:table-row>
        <table:table-row table:style-name="ro2">
          <table:table-cell table:style-name="ce4" office:value-type="string" calcext:value-type="string" table:number-columns-spanned="9" table:number-rows-spanned="1">
            <text:p>Out-of-Pocket</text:p>
          </table:table-cell>
          <table:covered-table-cell table:number-columns-repeated="8" table:style-name="ce4"/>
          <table:table-cell table:style-name="ce14" table:formula="of:=[.J74]-[.J75]" office:value-type="currency" office:currency="AUD" office:value="40.315" calcext:value-type="currency">
            <text:p>$40.32</text:p>
          </table:table-cell>
          <table:table-cell table:number-columns-repeated="11"/>
          <table:table-cell table:style-name="ce9" table:number-columns-repeated="16363"/>
        </table:table-row>
        <table:table-row table:style-name="ro2" table:number-rows-repeated="1048499">
          <table:table-cell table:number-columns-repeated="21"/>
          <table:table-cell table:style-name="ce9" table:number-columns-repeated="16363"/>
        </table:table-row>
        <table:table-row table:style-name="ro2">
          <table:table-cell table:number-columns-repeated="21"/>
          <table:table-cell table:style-name="ce9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ahnschrift" svg:font-family="Bahnschrift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8:30:15.053559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20:12:58.639434486</meta:creation-date>
    <meta:generator>LibreOffice/26.2.1.2$Linux_X86_64 LibreOffice_project/620$Build-2</meta:generator>
    <dc:date>2026-03-31T18:30:22.765766429</dc:date>
    <meta:editing-duration>PT3H23M31S</meta:editing-duration>
    <meta:editing-cycles>36</meta:editing-cycles>
    <meta:document-statistic meta:table-count="1" meta:cell-count="67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0.265cm" svg:height="9cm" xlink:href=".." xlink:type="simple" chart:class="chart:circle" chart:style-name="ch1">
        <chart:title svg:x="2.286cm" svg:y="0.316cm" chart:style-name="ch2">
          <text:p>Cost Breakdown - Category</text:p>
        </chart:title>
        <chart:legend chart:legend-position="end" svg:x="7.828cm" svg:y="2.209cm" style:legend-expansion="high" chart:style-name="ch3"/>
        <chart:plot-area chart:style-name="ch4" svg:x="0.35cm" svg:y="1.445cm" svg:width="7.128cm" svg:height="7.205cm">
          <chart:coordinate-region svg:x="0.35cm" svg:y="1.484cm" svg:width="7.128cm" svg:height="7.128cm"/>
          <chart:axis chart:dimension="x" chart:name="primary-x" chart:style-name="ch5" chartooo:axis-type="auto">
            <chartooo:date-scale/>
            <chart:categories table:cell-range-address="Sheet1.P2:Sheet1.P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Q2:Sheet1.Q10" chart:label-cell-address="Sheet1.Q1:Sheet1.Q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er Category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terior</text:p>
                <draw:g>
                  <svg:desc>Sheet1.P2:Sheet1.P10</svg:desc>
                </draw:g>
              </table:table-cell>
              <table:table-cell office:value-type="float" office:value="6.16">
                <text:p>6.16</text:p>
                <draw:g>
                  <svg:desc>Sheet1.Q2:Sheet1.Q10</svg:desc>
                </draw:g>
              </table:table-cell>
            </table:table-row>
            <table:table-row>
              <table:table-cell office:value-type="string">
                <text:p>Frame</text:p>
              </table:table-cell>
              <table:table-cell office:value-type="float" office:value="65.692">
                <text:p>65.692</text:p>
              </table:table-cell>
            </table:table-row>
            <table:table-row>
              <table:table-cell office:value-type="string">
                <text:p>Gantry</text:p>
              </table:table-cell>
              <table:table-cell office:value-type="float" office:value="63.162">
                <text:p>63.162</text:p>
              </table:table-cell>
            </table:table-row>
            <table:table-row>
              <table:table-cell office:value-type="string">
                <text:p>Toolhead</text:p>
              </table:table-cell>
              <table:table-cell office:value-type="float" office:value="71.577">
                <text:p>71.577</text:p>
              </table:table-cell>
            </table:table-row>
            <table:table-row>
              <table:table-cell office:value-type="string">
                <text:p>Z Axis</text:p>
              </table:table-cell>
              <table:table-cell office:value-type="float" office:value="82.304">
                <text:p>82.304</text:p>
              </table:table-cell>
            </table:table-row>
            <table:table-row>
              <table:table-cell office:value-type="string">
                <text:p>Electronics</text:p>
              </table:table-cell>
              <table:table-cell office:value-type="float" office:value="87.813">
                <text:p>87.813</text:p>
              </table:table-cell>
            </table:table-row>
            <table:table-row>
              <table:table-cell office:value-type="string">
                <text:p>Fasteners</text:p>
              </table:table-cell>
              <table:table-cell office:value-type="float" office:value="10.912">
                <text:p>10.912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2.695">
                <text:p>2.695</text:p>
              </table:table-cell>
            </table:table-row>
            <table:table-row>
              <table:table-cell office:value-type="string">
                <text:p>Filament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